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Mingzat" svg:font-family="Mingz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loext:graphic-properties draw:fill="none"/>
      <style:paragraph-properties fo:margin-left="3.701cm" fo:margin-right="0cm" fo:text-indent="0cm" style:auto-text-indent="false" fo:background-color="transparent"/>
      <style:text-properties style:font-name="DejaVu Sans Mono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loext:graphic-properties draw:fill="none"/>
      <style:paragraph-properties fo:margin-left="3.701cm" fo:margin-right="0cm" fo:text-indent="0cm" style:auto-text-indent="false" fo:background-color="transparent"/>
      <style:text-properties style:font-name="DejaVu Sans Mono" fo:font-size="16pt" style:text-underline-style="solid" style:text-underline-width="auto" style:text-underline-color="font-color" fo:font-weight="bold" fo:background-color="#ffff00" style:font-size-asian="16pt" style:font-weight-asian="bold" style:font-size-complex="16pt" style:font-weight-complex="bold"/>
    </style:style>
    <style:style style:name="P4" style:family="paragraph" style:parent-style-name="Standard" style:master-page-name="">
      <loext:graphic-properties draw:fill="none"/>
      <style:paragraph-properties fo:margin-left="3.701cm" fo:margin-right="0cm" fo:text-indent="0cm" style:auto-text-indent="false" style:page-number="auto" fo:background-color="transparent"/>
      <style:text-properties style:font-name="DejaVu Sans Mono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=:ab*a*c*d aabd</text:p>
      <text:p text:style-name="P2">*:b*a*c*d abd</text:p>
      <text:p text:style-name="P2">*:a*c*d abd</text:p>
      <text:p text:style-name="P3">*:c*d abd</text:p>
      <text:p text:style-name="P2">**:d bd c</text:p>
      <text:p text:style-name="P2">*:c*d bd</text:p>
      <text:p text:style-name="P2">**:d d c</text:p>
      <text:p text:style-name="P2">**:c*d d a</text:p>
      <text:p text:style-name="P2">**:a*c*d bd b</text:p>
      <text:p text:style-name="P2">*:b*a*c*d abd</text:p>
      <text:p text:style-name="P2">*:a*c*d abd</text:p>
      <text:p text:style-name="P2">*:c*d abd</text:p>
      <text:p text:style-name="P2">**:d bd c</text:p>
      <text:p text:style-name="P2">*:c*d bd</text:p>
      <text:p text:style-name="P2">**:d d c</text:p>
      <text:p text:style-name="P2">**:c*d d a</text:p>
      <text:p text:style-name="P2">**:a*c*d bd b</text:p>
      <text:p text:style-name="P2">*:a*c*d d</text:p>
      <text:p text:style-name="P2">*:c*d d</text:p>
      <text:p text:style-name="P2">=:d d</text:p>
      <text:p text:style-name="P1">1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Mingzat" svg:font-family="Mingz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05T01:10:45.455398381</meta:creation-date>
    <dc:date>2020-09-05T01:20:48.937773262</dc:date>
    <meta:editing-duration>PT10M4S</meta:editing-duration>
    <meta:editing-cycles>1</meta:editing-cycles>
    <meta:document-statistic meta:table-count="0" meta:image-count="0" meta:object-count="0" meta:page-count="1" meta:paragraph-count="21" meta:word-count="49" meta:character-count="199" meta:non-whitespace-character-count="171"/>
    <meta:generator>LibreOffice/6.3.6.2$Linux_X86_64 LibreOffice_project/30$Build-2</meta:generator>
  </office:meta>
</office:document-meta>
</file>